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4" style:family="table">
      <style:table-properties style:width="16.999cm" table:align="margins"/>
    </style:style>
    <style:style style:name="Tabell4.A" style:family="table-column">
      <style:table-column-properties style:column-width="2.833cm" style:rel-column-width="10921*"/>
    </style:style>
    <style:style style:name="Tabell4.F" style:family="table-column">
      <style:table-column-properties style:column-width="2.835cm" style:rel-column-width="10930*"/>
    </style:style>
    <style:style style:name="Tabell4.A1" style:family="table-cell">
      <style:table-cell-properties fo:padding="0.097cm" fo:border-left="0.002cm solid #000000" fo:border-right="none" fo:border-top="0.002cm solid #000000" fo:border-bottom="0.002cm solid #000000"/>
    </style:style>
    <style:style style:name="Tabell4.F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E2" style:family="table-cell">
      <style:table-cell-properties fo:background-color="#99ff66" fo:padding="0.097cm" fo:border-left="0.002cm solid #000000" fo:border-right="none" fo:border-top="none" fo:border-bottom="0.002cm solid #000000">
        <style:background-image/>
      </style:table-cell-properties>
    </style:style>
    <style:style style:name="Tabell4.F2" style:family="table-cell">
      <style:table-cell-properties fo:padding="0.097cm" fo:border-left="0.002cm solid #000000" fo:border-right="0.002cm solid #000000" fo:border-top="none" fo:border-bottom="0.002cm solid #000000"/>
    </style:style>
    <style:style style:name="Tabell4.E11" style:family="table-cell">
      <style:table-cell-properties fo:background-color="#ff3333" fo:padding="0.097cm" fo:border-left="0.002cm solid #000000" fo:border-right="none" fo:border-top="none" fo:border-bottom="0.002cm solid #000000">
        <style:background-image/>
      </style:table-cell-properties>
    </style:style>
    <style:style style:name="P1" style:family="paragraph" style:parent-style-name="Text_20_body" style:list-style-name="L1"/>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rapport (iteration 4 11/5 - 2014)</text:h>
      <text:p text:style-name="Text_20_body"/>
      <text:p text:style-name="Text_20_body">Detta är testen som utfördes under iteration 4. Kraven som ska testas är 2, 6, 18 från min product backlog. Filerna som ska användas är index.html och server.js, main.js, game.js, map.js, monster.js, collisiondetector.js och player.js.</text:p>
      <text:p text:style-name="Text_20_body">Testspecifikation 4 är det som körs och miljön jag utför testet i är windows 7.</text:p>
      <text:p text:style-name="Text_20_body">Spelversionen heter i github: testversion iteration 4</text:p>
      <text:p text:style-name="Text_20_body"/>
      <text:p text:style-name="Text_20_body">Förkrav:</text:p>
      <text:list xml:id="list1399351857796166911" text:style-name="L1">
        <text:list-item>
          <text:p text:style-name="P1">Server js måste köras för att filer ska kunna hämtas och visas i webbläsaren.</text:p>
        </text:list-item>
      </text:list>
      <text:h text:style-name="Heading_20_2" text:outline-level="2"/>
      <text:h text:style-name="Heading_20_2" text:outline-level="2">Testspecifikation 4</text:h>
      <text:p text:style-name="Text_20_body">Testfall:</text:p>
      <text:p text:style-name="Standard"/>
      <table:table table:name="Tabell4" table:style-name="Tabell4">
        <table:table-column table:style-name="Tabell4.A" table:number-columns-repeated="5"/>
        <table:table-column table:style-name="Tabell4.F"/>
        <table:table-row>
          <table:table-cell table:style-name="Tabell4.A1" office:value-type="string">
            <text:p text:style-name="Table_20_Contents">Krav</text:p>
          </table:table-cell>
          <table:table-cell table:style-name="Tabell4.A1" office:value-type="string">
            <text:p text:style-name="Table_20_Contents">Input</text:p>
          </table:table-cell>
          <table:table-cell table:style-name="Tabell4.A1" office:value-type="string">
            <text:p text:style-name="Table_20_Contents">Förväntat resultat</text:p>
          </table:table-cell>
          <table:table-cell table:style-name="Tabell4.A1" office:value-type="string">
            <text:p text:style-name="Table_20_Contents">Syfte</text:p>
          </table:table-cell>
          <table:table-cell table:style-name="Tabell4.A1" office:value-type="string">
            <text:p text:style-name="Table_20_Contents">Utfall</text:p>
          </table:table-cell>
          <table:table-cell table:style-name="Tabell4.F1" office:value-type="string">
            <text:p text:style-name="Table_20_Contents">Kommentar</text:p>
          </table:table-cell>
        </table:table-row>
        <table:table-row>
          <table:table-cell table:style-name="Tabell4.A2" office:value-type="string">
            <text:p text:style-name="Table_20_Contents">2</text:p>
          </table:table-cell>
          <table:table-cell table:style-name="Tabell4.A2" office:value-type="string">
            <text:p text:style-name="Table_20_Contents">Starta spelet. Klicka på singleplayer i meny.</text:p>
          </table:table-cell>
          <table:table-cell table:style-name="Tabell4.A2" office:value-type="string">
            <text:p text:style-name="Table_20_Contents">En placeholder för instruktioner för singeplayer visas.</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Starta spelet. Klicka på multiplayer</text:p>
          </table:table-cell>
          <table:table-cell table:style-name="Tabell4.A2" office:value-type="string">
            <text:p text:style-name="Table_20_Contents">En ny meny visas, där man får välja typ av multiplayerspel.</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Klicka på multiplayer, sedan på <text:span text:style-name="T1">play with stranger.</text:span></text:p>
          </table:table-cell>
          <table:table-cell table:style-name="Tabell4.A2" office:value-type="string">
            <text:p text:style-name="Table_20_Contents">En popup-ruta visar att man kommit till rätt spelläge</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Klicka på multiplayer, sedan på <text:span text:style-name="T1">play with friend</text:span></text:p>
          </table:table-cell>
          <table:table-cell table:style-name="Tabell4.A2" office:value-type="string">
            <text:p text:style-name="Table_20_Contents">En popup-ruta visar att man kommit till rätt spelläge</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18</text:p>
          </table:table-cell>
          <table:table-cell table:style-name="Tabell4.A2" office:value-type="string">
            <text:p text:style-name="Table_20_Contents">Hoppa mot vägg åt höger, och fortsätt hålla in högerknappen</text:p>
          </table:table-cell>
          <table:table-cell table:style-name="Tabell4.A2" office:value-type="string">
            <text:p text:style-name="Table_20_Contents">Spelaren faller ner.</text:p>
          </table:table-cell>
          <table:table-cell table:style-name="Tabell4.A2" office:value-type="string">
            <text:p text:style-name="Table_20_Contents">Kontrollera så att bugg som gjorde så att spelare fastnar i väggen är borta</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18</text:p>
          </table:table-cell>
          <table:table-cell table:style-name="Tabell4.A2" office:value-type="string">
            <text:p text:style-name="Table_20_Contents">Hoppa mot <text:soft-page-break/>vägg åt höger, och fortsätt hålla in högerknappen</text:p>
          </table:table-cell>
          <table:table-cell table:style-name="Tabell4.A2" office:value-type="string">
            <text:p text:style-name="Table_20_Contents">Spelare faller <text:soft-page-break/>ner</text:p>
          </table:table-cell>
          <table:table-cell table:style-name="Tabell4.A2" office:value-type="string">
            <text:p text:style-name="Table_20_Contents">Kontrollera så <text:soft-page-break/>att bugg som gjorde så att spelare fastnar i väggen är borta</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åt höger</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åt vänster</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nedåt</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n fladdermus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n fladdermus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troll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troll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fallande stenblock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fallande stenblock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Låt fladdermus flyga på spelare från vänster</text:p>
          </table:table-cell>
          <table:table-cell table:style-name="Tabell4.A2" office:value-type="string">
            <text:p text:style-name="Table_20_Contents">Spelaren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laddermus flyga på spelare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upp på <text:soft-page-break/>fladdermus</text:p>
          </table:table-cell>
          <table:table-cell table:style-name="Tabell4.A2" office:value-type="string">
            <text:p text:style-name="Table_20_Contents">Spelare dör</text:p>
          </table:table-cell>
          <table:table-cell table:style-name="Tabell4.A2" office:value-type="string">
            <text:p text:style-name="Table_20_Contents">Kolla så att <text:soft-page-break/>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ner på fladdermus</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springa på spelare från vänst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springa på spelare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falla på spelare </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upp på troll</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pring på fallande stenblock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pring på fallande stenblock från vänst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allande stenblock falla på spelare</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ner på fallande stenblock</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n fladdermus spawna på banan.</text:p>
          </table:table-cell>
          <table:table-cell table:style-name="Tabell4.A2" office:value-type="string">
            <text:p text:style-name="Table_20_Contents">Fladdermusen flyger</text:p>
          </table:table-cell>
          <table:table-cell table:style-name="Tabell4.A2" office:value-type="string">
            <text:p text:style-name="Table_20_Contents">Kolla så fladdermöss flyger och inte bryr sig om gravitation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tå på samma nivå som, och till höger om, ett troll.</text:p>
          </table:table-cell>
          <table:table-cell table:style-name="Tabell4.A2" office:value-type="string">
            <text:p text:style-name="Table_20_Contents">Trollet springer mot spelaren</text:p>
          </table:table-cell>
          <table:table-cell table:style-name="Tabell4.A2" office:value-type="string">
            <text:p text:style-name="Table_20_Contents">Kolla så troll jagar spelare.</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tå på samma nivå som, och till vänster om, ett troll.</text:p>
          </table:table-cell>
          <table:table-cell table:style-name="Tabell4.A2" office:value-type="string">
            <text:p text:style-name="Table_20_Contents">Trollet springer mot spelaren.</text:p>
          </table:table-cell>
          <table:table-cell table:style-name="Tabell4.A2" office:value-type="string">
            <text:p text:style-name="Table_20_Contents">Kolla så troll jagar spelare.</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över ett <text:soft-page-break/>troll som jagar spelaren.</text:p>
          </table:table-cell>
          <table:table-cell table:style-name="Tabell4.A2" office:value-type="string">
            <text:p text:style-name="Table_20_Contents">Trollet vänder</text:p>
          </table:table-cell>
          <table:table-cell table:style-name="Tabell4.A2" office:value-type="string">
            <text:p text:style-name="Table_20_Contents">Kolla så troll <text:soft-page-break/>jagar spelare.</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tt fallande stenblock spawna</text:p>
          </table:table-cell>
          <table:table-cell table:style-name="Tabell4.A2" office:value-type="string">
            <text:p text:style-name="Table_20_Contents">Fienden faller från toppen av banan till botten.</text:p>
          </table:table-cell>
          <table:table-cell table:style-name="Tabell4.A2" office:value-type="string">
            <text:p text:style-name="Table_20_Contents">Kolla så fallande stenblock rör sig som väntat.</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tt fallande stenblock falla igenom en plattform</text:p>
          </table:table-cell>
          <table:table-cell table:style-name="Tabell4.A2" office:value-type="string">
            <text:p text:style-name="Table_20_Contents">Fienden studsar upp och rör sig långsammare genom plattformen.</text:p>
          </table:table-cell>
          <table:table-cell table:style-name="Tabell4.A2" office:value-type="string">
            <text:p text:style-name="Table_20_Contents">Kolla så fallande stenblock rör sig som väntat.</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6S</meta:editing-duration>
    <meta:editing-cycles>78</meta:editing-cycles>
    <meta:generator>OpenOffice/4.0.1$Win32 OpenOffice.org_project/401m5$Build-9714</meta:generator>
    <dc:date>2014-05-17T16:05:15.11</dc:date>
    <dc:creator>Henrik Gabrielsson</dc:creator>
    <meta:document-statistic meta:table-count="1" meta:image-count="0" meta:object-count="0" meta:page-count="4" meta:paragraph-count="185" meta:word-count="743" meta:character-count="4218"/>
    <meta:user-defined meta:name="Info 1"/>
    <meta:user-defined meta:name="Info 2"/>
    <meta:user-defined meta:name="Info 3"/>
    <meta:user-defined meta:name="Info 4"/>
  </office:meta>
</office:document-meta>
</file>